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officeooo:rsid="001e15d4" officeooo:paragraph-rsid="001e15d4"/>
    </style:style>
    <style:style style:name="P2" style:family="paragraph" style:parent-style-name="Text_20_body">
      <style:text-properties style:font-name="DejaVu Sans" officeooo:rsid="001e6922" officeooo:paragraph-rsid="001e6922"/>
    </style:style>
    <style:style style:name="P3" style:family="paragraph" style:parent-style-name="Text_20_body">
      <style:text-properties style:font-name="DejaVu Sans" fo:font-weight="bold" officeooo:rsid="001e6922" officeooo:paragraph-rsid="001e6922" style:font-weight-asian="bold" style:font-weight-complex="bold"/>
    </style:style>
    <style:style style:name="P4" style:family="paragraph" style:parent-style-name="Text_20_body">
      <style:text-properties style:font-name="DejaVu Sans" fo:font-weight="bold" officeooo:rsid="001f0c08" officeooo:paragraph-rsid="001f0c08" style:font-weight-asian="bold" style:font-weight-complex="bold"/>
    </style:style>
    <style:style style:name="P5" style:family="paragraph" style:parent-style-name="Text_20_body">
      <style:text-properties style:font-name="DejaVu Sans" fo:font-weight="normal" officeooo:rsid="001e6922" officeooo:paragraph-rsid="001e6922" style:font-weight-asian="normal" style:font-weight-complex="normal"/>
    </style:style>
    <style:style style:name="P6" style:family="paragraph" style:parent-style-name="Title">
      <style:text-properties style:font-name="DejaVu Sans" officeooo:rsid="001e15d4" officeooo:paragraph-rsid="001e15d4"/>
    </style:style>
    <style:style style:name="T1" style:family="text">
      <style:text-properties officeooo:rsid="001e69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EN NEBULA</text:p>
      <text:p text:style-name="P1"/>
      <text:p text:style-name="P1">Software que administra la insfraestructura de creación de maquinas virtuales. </text:p>
      <text:p text:style-name="P1">Agrupa los datos y gestiona las maquinas virtuales. <text:span text:style-name="T1">Plataforma de IaaS</text:span></text:p>
      <text:p text:style-name="P1"><text:tab/>Permite sistema de alta disponibilidad. </text:p>
      <text:p text:style-name="P1">Versión de andar por casa. </text:p>
      <text:p text:style-name="P1"/>
      <text:p text:style-name="P2">S3 Amazon – Contratas almacenamiento. </text:p>
      <text:p text:style-name="P2"/>
      <text:p text:style-name="P2"/>
      <text:p text:style-name="P2">Terminología </text:p>
      <text:p text:style-name="P2"><text:tab/><text:span text:style-name="T2">Imagen: </text:span><text:span text:style-name="T3">Volumen que simula ser un disco duro de un SO.</text:span></text:p>
      <text:p text:style-name="P2"><text:span text:style-name="T3"><text:tab/></text:span><text:span text:style-name="T2">Plantilla: </text:span><text:span text:style-name="T3">Configuración de arranque de la MV. </text:span></text:p>
      <text:p text:style-name="P2"><text:span text:style-name="T3"><text:tab/></text:span><text:span text:style-name="T2">Máquina Virtual: </text:span><text:span text:style-name="T3"><text:s/>Instancia de una plantilla en ejecución. </text:span></text:p>
      <text:p text:style-name="P5">Tipos de Imagenes</text:p>
      <text:p text:style-name="P3">SO: <text:span text:style-name="T3">Las que arracan los SO</text:span></text:p>
      <text:p text:style-name="P3">CDROM:<text:span text:style-name="T3"> Iso clasica. </text:span></text:p>
      <text:p text:style-name="P3"/>
      <text:p text:style-name="P5">Persisntencia de imágines</text:p>
      <text:p text:style-name="P3">Persistentes: <text:span text:style-name="T3">Cuando se hace persistente, se modifica la imagen para que se guarden los datos dentro. NO RECOMENDADO, para poder destruir la maquina, como con docker.</text:span></text:p>
      <text:p text:style-name="P3">No-persisntentes: <text:span text:style-name="T3">Permite hacer que no se llene. </text:span></text:p>
      <text:p text:style-name="P3"><text:span text:style-name="T3"/></text:p>
      <text:p text:style-name="P3"><text:span text:style-name="T3">Tienda de app</text:span></text:p>
      <text:p text:style-name="P3"><text:span text:style-name="T3"><text:tab/>Se pueden descargar imagenes y plantillas predefinidas</text:span></text:p>
      <text:p text:style-name="P3"><text:span text:style-name="T3"><text:tab/>No suelen tener nada aparte de root. No deberían hacerse usuarios.</text:span></text:p>
      <text:p text:style-name="P3"><text:span text:style-name="T3"><text:tab/>No hay imagenes windows predefinidas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Plantillas </text:span></text:p>
      <text:p text:style-name="P3"><text:span text:style-name="T3"><text:tab/>Donde se configura la MV</text:span></text:p>
      <text:p text:style-name="P3"><text:span text:style-name="T3"/></text:p>
      <text:p text:style-name="P3"><text:span text:style-name="T3">Instancias</text:span></text:p>
      <text:p text:style-name="P3"><text:span text:style-name="T3"><text:tab/>Se deben crear desde una plantilla</text:span></text:p>
      <text:p text:style-name="P3"><text:span text:style-name="T3"><text:tab/>Se pueden guardar como plantilla</text:span></text:p>
      <text:p text:style-name="P3"><text:span text:style-name="T3"/></text:p>
      <text:p text:style-name="P3"><text:span text:style-name="T3"/></text:p>
      <text:p text:style-name="P4"><text:span text:style-name="T3">USUARIOS Y RECURSOS</text:span></text:p>
      <text:p text:style-name="P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35:12.753528467</meta:creation-date>
    <dc:date>2025-01-14T13:28:03.140806134</dc:date>
    <meta:editing-duration>PT1H19M45S</meta:editing-duration>
    <meta:editing-cycles>1</meta:editing-cycles>
    <meta:document-statistic meta:table-count="0" meta:image-count="0" meta:object-count="0" meta:page-count="2" meta:paragraph-count="26" meta:word-count="159" meta:character-count="1050" meta:non-whitespace-character-count="895"/>
    <meta:generator>LibreOffice/24.2.7.2$Linux_X86_64 LibreOffice_project/420$Build-2</meta:generator>
  </office:meta>
</office:document-meta>
</file>